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P3" style:parent-style-name="Standard" style:family="paragraph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P6" style:parent-style-name="Standard" style:family="paragraph">
      <style:text-properties fo:language="de" fo:country="DE"/>
    </style:style>
    <style:style style:name="P7" style:parent-style-name="Standard" style:family="paragraph">
      <style:text-properties fo:language="de" fo:country="DE"/>
    </style:style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10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P15" style:parent-style-name="Standard" style:family="paragraph">
      <style:text-properties fo:language="de" fo:country="DE"/>
    </style:style>
    <style:style style:name="P16" style:parent-style-name="Standard" style:family="paragraph">
      <style:text-properties fo:language="de" fo:country="DE"/>
    </style:style>
    <style:style style:name="P17" style:parent-style-name="Standard" style:family="paragraph">
      <style:text-properties fo:language="de" fo:country="DE"/>
    </style:style>
    <style:style style:name="P18" style:parent-style-name="Standard" style:family="paragraph">
      <style:text-properties fo:language="de" fo:country="DE"/>
    </style:style>
    <style:style style:name="P19" style:parent-style-name="Standard" style:family="paragraph">
      <style:text-properties fo:language="de" fo:country="DE"/>
    </style:style>
    <style:style style:name="P20" style:parent-style-name="Standard" style:family="paragraph">
      <style:text-properties fo:language="de" fo:country="DE"/>
    </style:style>
    <style:style style:name="P21" style:parent-style-name="Standard" style:family="paragraph">
      <style:text-properties fo:language="de" fo:country="DE"/>
    </style:style>
    <style:style style:name="P22" style:parent-style-name="Standard" style:family="paragraph">
      <style:text-properties fo:language="de" fo:country="DE"/>
    </style:style>
    <style:style style:name="P23" style:parent-style-name="Standard" style:family="paragraph">
      <style:text-properties fo:language="de" fo:country="DE"/>
    </style:style>
    <style:style style:name="P24" style:parent-style-name="Standard" style:family="paragraph">
      <style:text-properties fo:language="de" fo:country="DE"/>
    </style:style>
    <style:style style:name="P25" style:parent-style-name="Standard" style:family="paragraph">
      <style:text-properties fo:language="de" fo:country="DE"/>
    </style:style>
    <style:style style:name="P26" style:parent-style-name="Standard" style:family="paragraph">
      <style:text-properties fo:language="de" fo:country="DE"/>
    </style:style>
    <style:style style:name="P27" style:parent-style-name="Standard" style:family="paragraph">
      <style:text-properties fo:language="de" fo:country="DE"/>
    </style:style>
    <style:style style:name="P28" style:parent-style-name="Standard" style:family="paragraph">
      <style:text-properties fo:language="de" fo:country="DE"/>
    </style:style>
    <style:style style:name="P29" style:parent-style-name="Standard" style:family="paragraph">
      <style:text-properties fo:language="de" fo:country="DE"/>
    </style:style>
    <style:style style:name="P30" style:parent-style-name="Standard" style:family="paragraph">
      <style:text-properties fo:language="de" fo:country="DE"/>
    </style:style>
    <style:style style:name="P31" style:parent-style-name="Standard" style:family="paragraph">
      <style:text-properties fo:language="de" fo:country="DE"/>
    </style:style>
    <style:style style:name="P32" style:parent-style-name="Standard" style:family="paragraph">
      <style:text-properties fo:language="de" fo:country="DE"/>
    </style:style>
    <style:style style:name="P33" style:parent-style-name="Standard" style:family="paragraph">
      <style:text-properties fo:language="de" fo:country="DE"/>
    </style:style>
    <style:style style:name="P34" style:parent-style-name="Standard" style:family="paragraph">
      <style:text-properties fo:language="de" fo:country="DE"/>
    </style:style>
    <style:style style:name="P35" style:parent-style-name="Standard" style:family="paragraph">
      <style:text-properties fo:language="de" fo:country="DE"/>
    </style:style>
    <style:style style:name="P36" style:parent-style-name="Standard" style:family="paragraph">
      <style:text-properties fo:language="de" fo:country="DE"/>
    </style:style>
    <style:style style:name="P37" style:parent-style-name="Standard" style:family="paragraph">
      <style:text-properties fo:language="de" fo:country="DE"/>
    </style:style>
    <style:style style:name="P38" style:parent-style-name="Standard" style:family="paragraph">
      <style:text-properties fo:language="de" fo:country="DE"/>
    </style:style>
    <style:style style:name="P39" style:parent-style-name="Standard" style:family="paragraph">
      <style:text-properties fo:language="de" fo:country="DE"/>
    </style:style>
    <style:style style:name="T40" style:parent-style-name="Hyperlink" style:family="text">
      <style:text-properties fo:language="de" fo:country="DE"/>
    </style:style>
    <style:style style:name="T41" style:parent-style-name="Hyperlink" style:family="text">
      <style:text-properties fo:language="de" fo:country="DE"/>
    </style:style>
  </office:automatic-styles>
  <office:body>
    <office:text text:use-soft-page-breaks="true">
      <text:p text:style-name="P1">Preisbildung Petac's</text:p>
      <text:p text:style-name="P2"/>
      <text:p text:style-name="P3">Unser Produkt Petac's kostet 118€. Der<text:s/>Preis ist begründet durch die Kosten für Material, die investierte Arbeit unserer Mitarbeiter und, dass unser Gewinn größer<text:s/>als unsere Kosten sind.</text:p>
      <text:p text:style-name="P4">Unsere Materialkosten von 13.045,50€ pro Jahr stellen sich zum Beispiel aus den Kosten für Kunststoff(0,30€-1,00€ pro kg)<text:s/>und den Kosten für Metalle, wie Kupfer und Aluminium zusammen(*1). Dazu kommen die Personalkosten, die monatlich 120,640€ betragen und andere fixe kosten für Strom, Wasser, Gas, Miete, Versicherung und für die Buchhaltung. Die variablen kosten, wie tank und Werbung<text:s/>variieren<text:s/>je nach Monat.</text:p>
      <text:p text:style-name="P5"/>
      <text:p text:style-name="P6">Strom,<text:s/>Wasser,<text:s/>Gas:<text:tab/>(901,39€)</text:p>
      <text:p text:style-name="P7">Miete:<text:tab/><text:tab/><text:tab/>(38.250€)</text:p>
      <text:p text:style-name="P8">Versicherung:<text:tab/><text:tab/>(83,20€)</text:p>
      <text:p text:style-name="Standard">Buchhaltung:<text:tab/><text:tab/>(42,70€)</text:p>
      <text:p text:style-name="Standard"/>
      <text:p text:style-name="Standard">(Siehe Arbeitsblatt Checkliste Kostenplann)</text:p>
      <text:p text:style-name="Standard"/>
      <text:p text:style-name="P9">Kosten pro Monat</text:p>
      <text:p text:style-name="P10"/>
      <text:p text:style-name="P11">Personalkosten:<text:tab/>120.640€<text:tab/>KF</text:p>
      <text:p text:style-name="P12">Gas, Strom, Wasser:<text:tab/>901,39€<text:tab/>KF</text:p>
      <text:p text:style-name="P13">Miete:<text:tab/><text:tab/><text:tab/>38.250€<text:tab/>KF</text:p>
      <text:p text:style-name="P14">Versicherung:<text:tab/><text:tab/>83,20€<text:tab/><text:tab/>KF</text:p>
      <text:p text:style-name="P15">Buchhaltung:<text:tab/><text:tab/>42,70€<text:tab/><text:tab/>KF</text:p>
      <text:p text:style-name="P16">Tank:<text:tab/><text:tab/><text:tab/>4.33,33€<text:tab/>KV</text:p>
      <text:p text:style-name="P17">Werbung:<text:tab/><text:tab/>496,57€<text:tab/>KV</text:p>
      <text:p text:style-name="P18">Material:<text:tab/><text:tab/>1.087,13€<text:tab/>KV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(*1)</text:p>
      <text:p text:style-name="Standard"><text:a xlink:href="https://www.indexmundi.com/commodities/?commodity=rubber&amp;currency=eur" office:target-frame-name="_top" xlink:show="replace"><text:span text:style-name="T40">https://www.indexmundi.com/commodities/?commodity=rubber&amp;currency=eur</text:span></text:a></text:p>
      <text:p text:style-name="Standard"><text:a xlink:href="http://www.infomine.com/investment/metal-prices/copper/5-year/" office:target-frame-name="_top" xlink:show="replace"><text:span text:style-name="T41">http://www.infomine.com/investment/metal-prices/copper/5-year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vin Renhardt</meta:initial-creator>
    <dc:creator>Kevin Tom Reinhardt</dc:creator>
    <meta:creation-date>2019-05-23T22:50:00Z</meta:creation-date>
    <dc:date>2019-05-24T09:25:00Z</dc:date>
    <meta:print-date>2019-05-23T23:19:00Z</meta:print-date>
    <meta:template xlink:href="Normal" xlink:type="simple"/>
    <meta:editing-cycles>5</meta:editing-cycles>
    <meta:editing-duration>PT0S</meta:editing-duration>
    <meta:document-statistic meta:page-count="1" meta:paragraph-count="2" meta:word-count="178" meta:character-count="1299" meta:row-count="9" meta:non-whitespace-character-count="1123"/>
  </office:meta>
</office:document-meta>
</file>